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roman" style:font-pitch="variable"/>
    <style:font-face style:name="Source Code Pro1" svg:font-family="'Source Code Pro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2" style:family="table">
      <style:table-properties style:width="15.028cm" fo:margin-left="0cm" fo:margin-top="0cm" fo:margin-bottom="0cm" fo:break-before="auto" fo:break-after="auto" table:align="left"/>
    </style:style>
    <style:style style:name="Table2.A" style:family="table-column">
      <style:table-column-properties style:column-width="3.44cm"/>
    </style:style>
    <style:style style:name="Table2.B" style:family="table-column">
      <style:table-column-properties style:column-width="5.239cm"/>
    </style:style>
    <style:style style:name="Table2.C" style:family="table-column">
      <style:table-column-properties style:column-width="6.3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71cm" fo:border="0.75pt solid #000000"/>
    </style:style>
    <style:style style:name="Table2.B1" style:family="table-cell">
      <style:table-cell-properties fo:padding="0.071cm" fo:border-left="none" fo:border-right="0.75pt solid #000000" fo:border-top="0.75pt solid #000000" fo:border-bottom="0.75pt solid #000000"/>
    </style:style>
    <style:style style:name="Table2.A2" style:family="table-cell">
      <style:table-cell-properties fo:padding="0.071cm" fo:border-left="0.75pt solid #000000" fo:border-right="0.75pt solid #000000" fo:border-top="none" fo:border-bottom="0.75pt solid #000000"/>
    </style:style>
    <style:style style:name="Table2.B2" style:family="table-cell">
      <style:table-cell-properties fo:padding="0.071cm" fo:border-left="none" fo:border-right="0.75pt solid #000000" fo:border-top="none" fo:border-bottom="0.75pt solid #000000"/>
    </style:style>
    <style:style style:name="Table2.C2" style:family="table-cell">
      <style:table-cell-properties style:vertical-align="bottom" fo:padding="0.071cm" fo:border-left="none" fo:border-right="0.75pt solid #000000" fo:border-top="none" fo:border-bottom="0.75pt solid #000000"/>
    </style:style>
    <style:style style:name="Table2.4" style:family="table-row">
      <style:table-row-properties style:min-row-height="3.528cm" fo:keep-together="auto"/>
    </style:style>
    <style:style style:name="Table2.A29" style:family="table-cell">
      <style:table-cell-properties style:vertical-align="bottom" fo:padding="0.071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break-before="auto" fo:break-after="auto" fo:padding="0cm" fo:border="none"/>
    </style:style>
    <style:style style:name="P2" style:family="paragraph" style:parent-style-name="Heading_20_3">
      <style:paragraph-properties fo:break-before="auto" fo:break-after="auto" fo:padding="0cm" fo:border="none"/>
    </style:style>
    <style:style style:name="P3" style:family="paragraph" style:parent-style-name="Standard">
      <style:paragraph-properties fo:text-align="center" style:justify-single-word="false" fo:break-before="auto" fo:break-after="auto" fo:padding="0cm" fo:border="none"/>
    </style:style>
    <style:style style:name="P4" style:family="paragraph" style:parent-style-name="Title">
      <style:paragraph-properties fo:text-align="center" style:justify-single-word="false" fo:break-before="auto" fo:break-after="auto" fo:padding="0cm" fo:border="none"/>
    </style:style>
    <style:style style:name="P5" style:family="paragraph" style:parent-style-name="Standard">
      <style:paragraph-properties fo:break-before="auto" fo:break-after="auto"/>
      <style:text-properties fo:font-size="10pt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15%" fo:text-align="start" style:justify-single-word="false" fo:padding="0cm" fo:border="none"/>
      <style:text-properties fo:font-size="10pt" style:font-size-asian="10pt" style:font-size-complex="10pt"/>
    </style:style>
    <style:style style:name="P7" style:family="paragraph" style:parent-style-name="Standard">
      <style:paragraph-properties fo:margin-top="0cm" fo:margin-bottom="0cm" style:contextual-spacing="false" fo:line-height="115%" fo:text-align="start" style:justify-single-word="false" fo:padding="0cm" fo:border="none"/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margin-top="0cm" fo:margin-bottom="0cm" style:contextual-spacing="false" fo:line-height="115%" fo:text-align="start" style:justify-single-word="false" fo:break-before="auto" fo:break-after="auto" fo:padding="0cm" fo:border="none"/>
    </style:style>
    <style:style style:name="P9" style:family="paragraph" style:parent-style-name="Standard">
      <style:paragraph-properties fo:margin-top="0cm" fo:margin-bottom="0cm" style:contextual-spacing="false" fo:line-height="115%" fo:text-align="start" style:justify-single-word="false" fo:padding="0cm" fo:border="none"/>
    </style:style>
    <style:style style:name="P10" style:family="paragraph" style:parent-style-name="Standard">
      <style:paragraph-properties fo:margin-top="0cm" fo:margin-bottom="0cm" style:contextual-spacing="false" fo:line-height="115%" fo:text-align="start" style:justify-single-word="false" fo:padding="0cm" fo:border="none"/>
      <style:text-properties fo:color="#008000" loext:opacity="100%" fo:font-size="10pt" style:font-size-asian="10pt" style:font-size-complex="10pt"/>
    </style:style>
    <style:style style:name="P11" style:family="paragraph" style:parent-style-name="Standard">
      <style:paragraph-properties fo:margin-top="0cm" fo:margin-bottom="0cm" style:contextual-spacing="false" fo:line-height="115%" fo:text-align="start" style:justify-single-word="false" fo:padding="0cm" fo:border="none"/>
      <style:text-properties fo:color="#ff0000" loext:opacity="100%" fo:font-size="10pt" style:font-size-asian="10pt" style:font-size-complex="10pt"/>
    </style:style>
    <style:style style:name="P12" style:family="paragraph" style:parent-style-name="Heading_20_2">
      <style:paragraph-properties fo:break-before="auto" fo:break-after="auto"/>
      <style:text-properties officeooo:rsid="00118e64" officeooo:paragraph-rsid="00118e64"/>
    </style:style>
    <style:style style:name="P13" style:family="paragraph" style:parent-style-name="Standard">
      <style:paragraph-properties fo:break-before="auto" fo:break-after="auto" fo:padding="0cm" fo:border="none"/>
      <style:text-properties style:text-underline-style="solid" style:text-underline-width="auto" style:text-underline-color="font-color"/>
    </style:style>
    <style:style style:name="P14" style:family="paragraph" style:parent-style-name="Standard">
      <style:paragraph-properties fo:break-before="auto" fo:break-after="auto"/>
      <style:text-properties style:text-underline-style="solid" style:text-underline-width="auto" style:text-underline-color="font-color"/>
    </style:style>
    <style:style style:name="P15" style:family="paragraph" style:parent-style-name="Standard">
      <style:paragraph-properties fo:break-before="auto" fo:break-after="auto" fo:padding="0cm" fo:border="none"/>
      <style:text-properties fo:font-style="italic" style:font-style-asian="italic"/>
    </style:style>
    <style:style style:name="P16" style:family="paragraph" style:parent-style-name="Standard">
      <style:paragraph-properties fo:margin-top="0cm" fo:margin-bottom="0cm" style:contextual-spacing="false" fo:line-height="115%" fo:text-align="start" style:justify-single-word="false" fo:padding="0cm" fo:border="none"/>
      <style:text-properties fo:color="#0000ff" loext:opacity="100%" fo:font-size="10pt" style:font-size-asian="10pt" style:font-size-complex="10pt"/>
    </style:style>
    <style:style style:name="P17" style:family="paragraph" style:parent-style-name="Standard">
      <style:paragraph-properties fo:padding="0cm" fo:border="none"/>
    </style:style>
    <style:style style:name="P18" style:family="paragraph" style:parent-style-name="Heading_20_1">
      <style:paragraph-properties fo:margin-top="0.353cm" fo:margin-bottom="0cm" style:contextual-spacing="false" fo:line-height="115%" fo:text-align="start" style:justify-single-word="false" fo:keep-together="always" fo:break-before="page" fo:padding="0cm" fo:border="none" fo:keep-with-next="always"/>
    </style:style>
    <style:style style:name="P19" style:family="paragraph" style:parent-style-name="Title" style:master-page-name="Standard">
      <style:paragraph-properties fo:text-align="center" style:justify-single-word="false" style:page-number="1" fo:break-before="auto" fo:break-after="auto" fo:padding="0cm" fo:border="none"/>
    </style:style>
    <style:style style:name="P20" style:family="paragraph" style:parent-style-name="Heading_20_2">
      <style:paragraph-properties fo:padding="0cm" fo:border="none"/>
    </style:style>
    <style:style style:name="P21" style:family="paragraph" style:parent-style-name="Heading_20_2">
      <style:paragraph-properties fo:break-before="auto" fo:break-after="auto" fo:padding="0cm" fo:border="none"/>
    </style:style>
    <style:style style:name="P22" style:family="paragraph" style:parent-style-name="Heading_20_2">
      <style:paragraph-properties fo:break-before="auto" fo:break-after="auto"/>
      <style:text-properties officeooo:rsid="00165a5b" officeooo:paragraph-rsid="00165a5b"/>
    </style:style>
    <style:style style:name="P23" style:family="paragraph" style:parent-style-name="Heading_20_2">
      <style:paragraph-properties fo:break-before="page"/>
      <style:text-properties officeooo:rsid="00165a5b" officeooo:paragraph-rsid="00165a5b"/>
    </style:style>
    <style:style style:name="P24" style:family="paragraph" style:parent-style-name="Heading_20_3">
      <style:paragraph-properties fo:padding="0cm" fo:border="none"/>
    </style:style>
    <style:style style:name="P25" style:family="paragraph" style:parent-style-name="Heading_20_3">
      <style:paragraph-properties fo:break-before="auto" fo:break-after="auto" fo:padding="0cm" fo:border="none"/>
    </style:style>
    <style:style style:name="P26" style:family="paragraph" style:parent-style-name="Standard">
      <style:paragraph-properties fo:break-before="auto" fo:break-after="auto"/>
      <style:text-properties fo:font-size="10pt" officeooo:paragraph-rsid="00165a5b" style:font-size-asian="10pt" style:font-size-complex="10pt"/>
    </style:style>
    <style:style style:name="P27" style:family="paragraph" style:parent-style-name="Standard">
      <style:text-properties fo:font-size="10pt" officeooo:paragraph-rsid="00165a5b" style:font-size-asian="10pt" style:font-size-complex="10pt"/>
    </style:style>
    <style:style style:name="P28" style:family="paragraph" style:parent-style-name="Standard" style:master-page-name="Converted1">
      <style:paragraph-properties fo:line-height="100%" style:page-number="auto" fo:break-before="auto" fo:break-after="auto" fo:padding="0cm" fo:border="none"/>
    </style:style>
    <style:style style:name="P29" style:family="paragraph" style:parent-style-name="Standard" style:master-page-name="Converted2">
      <style:paragraph-properties fo:line-height="100%" style:page-number="auto" fo:break-before="auto" fo:break-after="auto" fo:padding="0cm" fo:border="none"/>
    </style:style>
    <style:style style:name="P30" style:family="paragraph" style:parent-style-name="Standard" style:master-page-name="Converted3">
      <style:paragraph-properties fo:line-height="100%" style:page-number="auto" fo:break-before="auto" fo:break-after="auto" fo:padding="0cm" fo:border="none"/>
    </style:style>
    <style:style style:name="P31" style:family="paragraph" style:parent-style-name="Standard" style:master-page-name="Converted4">
      <style:paragraph-properties fo:margin-top="0cm" fo:margin-bottom="0cm" style:contextual-spacing="false" fo:line-height="100%" style:page-number="auto" fo:break-before="auto" fo:break-after="auto" fo:padding="0cm" fo:border="none"/>
    </style:style>
    <style:style style:name="P32" style:family="paragraph" style:parent-style-name="Standard" style:master-page-name="Converted5">
      <style:paragraph-properties fo:margin-top="0cm" fo:margin-bottom="0cm" style:contextual-spacing="false" fo:line-height="100%" style:page-number="auto" fo:break-before="auto" fo:break-after="auto" fo:padding="0cm" fo:border="none"/>
    </style:style>
    <style:style style:name="P33" style:family="paragraph" style:parent-style-name="Standard" style:master-page-name="Converted6">
      <style:paragraph-properties fo:margin-top="0cm" fo:margin-bottom="0cm" style:contextual-spacing="false" fo:line-height="100%" style:page-number="auto" fo:break-before="auto" fo:break-after="auto" fo:padding="0cm" fo:border="none"/>
    </style:style>
    <style:style style:name="P34" style:family="paragraph" style:parent-style-name="Standard" style:list-style-name="WWNum6">
      <style:paragraph-properties fo:margin-left="1.27cm" fo:margin-right="0cm" fo:margin-top="0cm" fo:margin-bottom="0cm" style:contextual-spacing="false" fo:text-indent="-0.635cm" style:auto-text-indent="false" fo:break-before="auto" fo:break-after="auto" fo:padding="0cm" fo:border="none"/>
    </style:style>
    <style:style style:name="P35" style:family="paragraph" style:parent-style-name="Standard" style:list-style-name="WWNum6">
      <style:paragraph-properties fo:margin-left="1.27cm" fo:margin-right="0cm" fo:text-indent="-0.635cm" style:auto-text-indent="false" fo:break-before="auto" fo:break-after="auto" fo:padding="0cm" fo:border="none"/>
    </style:style>
    <style:style style:name="P36" style:family="paragraph" style:parent-style-name="Standard" style:list-style-name="WWNum6">
      <style:paragraph-properties fo:margin-left="1.27cm" fo:margin-right="0cm" fo:text-indent="-0.635cm" style:auto-text-indent="false" fo:break-before="auto" fo:break-after="auto" fo:padding="0cm" fo:border="none"/>
      <style:text-properties officeooo:paragraph-rsid="00165a5b"/>
    </style:style>
    <style:style style:name="P37" style:family="paragraph" style:parent-style-name="Standard" style:list-style-name="WWNum1">
      <style:paragraph-properties fo:margin-left="1.27cm" fo:margin-right="0cm" fo:margin-top="0cm" fo:margin-bottom="0cm" style:contextual-spacing="false" fo:text-indent="-0.635cm" style:auto-text-indent="false" fo:break-before="auto" fo:break-after="auto" fo:padding="0cm" fo:border="none"/>
    </style:style>
    <style:style style:name="P38" style:family="paragraph" style:parent-style-name="Standard" style:list-style-name="WWNum1">
      <style:paragraph-properties fo:margin-left="1.27cm" fo:margin-right="0cm" fo:margin-top="0cm" fo:margin-bottom="0cm" style:contextual-spacing="false" fo:text-indent="-0.635cm" style:auto-text-indent="false" fo:break-before="auto" fo:break-after="auto"/>
    </style:style>
    <style:style style:name="P39" style:family="paragraph" style:parent-style-name="Standard" style:list-style-name="WWNum1">
      <style:paragraph-properties fo:margin-left="1.27cm" fo:margin-right="0cm" fo:text-indent="-0.635cm" style:auto-text-indent="false" fo:break-before="auto" fo:break-after="auto" fo:padding="0cm" fo:border="none"/>
    </style:style>
    <style:style style:name="P40" style:family="paragraph" style:parent-style-name="Standard" style:list-style-name="WWNum1">
      <style:paragraph-properties fo:margin-left="1.27cm" fo:margin-right="0cm" fo:text-indent="-0.635cm" style:auto-text-indent="false" fo:break-before="auto" fo:break-after="auto"/>
    </style:style>
    <style:style style:name="P41" style:family="paragraph" style:parent-style-name="Standard" style:list-style-name="WWNum5">
      <style:paragraph-properties fo:margin-left="1.27cm" fo:margin-right="0cm" fo:margin-top="0cm" fo:margin-bottom="0cm" style:contextual-spacing="false" fo:text-indent="-0.635cm" style:auto-text-indent="false" fo:break-before="auto" fo:break-after="auto" fo:padding="0cm" fo:border="none"/>
    </style:style>
    <style:style style:name="P42" style:family="paragraph" style:parent-style-name="Standard" style:list-style-name="WWNum5">
      <style:paragraph-properties fo:margin-left="1.27cm" fo:margin-right="0cm" fo:text-indent="-0.635cm" style:auto-text-indent="false" fo:break-before="auto" fo:break-after="auto" fo:padding="0cm" fo:border="none"/>
    </style:style>
    <style:style style:name="P43" style:family="paragraph" style:parent-style-name="Standard" style:list-style-name="WWNum2">
      <style:paragraph-properties fo:margin-left="1.27cm" fo:margin-right="0cm" fo:margin-top="0cm" fo:margin-bottom="0cm" style:contextual-spacing="false" fo:text-indent="-0.635cm" style:auto-text-indent="false" fo:break-before="auto" fo:break-after="auto" fo:padding="0cm" fo:border="none"/>
    </style:style>
    <style:style style:name="P44" style:family="paragraph" style:parent-style-name="Standard" style:list-style-name="WWNum2">
      <style:paragraph-properties fo:margin-left="1.27cm" fo:margin-right="0cm" fo:text-indent="-0.635cm" style:auto-text-indent="false" fo:break-before="auto" fo:break-after="auto" fo:padding="0cm" fo:border="none"/>
    </style:style>
    <style:style style:name="P45" style:family="paragraph" style:parent-style-name="Standard" style:list-style-name="WWNum3">
      <style:paragraph-properties fo:margin-left="1.27cm" fo:margin-right="0cm" fo:margin-top="0cm" fo:margin-bottom="0cm" style:contextual-spacing="false" fo:text-indent="-0.635cm" style:auto-text-indent="false" fo:break-before="auto" fo:break-after="auto" fo:padding="0cm" fo:border="none"/>
    </style:style>
    <style:style style:name="P46" style:family="paragraph" style:parent-style-name="Standard" style:list-style-name="WWNum3">
      <style:paragraph-properties fo:margin-left="2.54cm" fo:margin-right="0cm" fo:margin-top="0cm" fo:margin-bottom="0cm" style:contextual-spacing="false" fo:text-indent="-0.635cm" style:auto-text-indent="false" fo:break-before="auto" fo:break-after="auto" fo:padding="0cm" fo:border="none"/>
    </style:style>
    <style:style style:name="P47" style:family="paragraph" style:parent-style-name="Standard" style:list-style-name="WWNum4">
      <style:paragraph-properties fo:margin-left="1.27cm" fo:margin-right="0cm" fo:margin-top="0cm" fo:margin-bottom="0cm" style:contextual-spacing="false" fo:text-indent="-0.635cm" style:auto-text-indent="false" fo:break-before="auto" fo:break-after="auto" fo:padding="0cm" fo:border="none"/>
    </style:style>
    <style:style style:name="P48" style:family="paragraph" style:parent-style-name="Standard" style:list-style-name="WWNum4">
      <style:paragraph-properties fo:margin-left="2.54cm" fo:margin-right="0cm" fo:text-indent="-0.635cm" style:auto-text-indent="false" fo:break-before="auto" fo:break-after="auto" fo:padding="0cm" fo:border="none"/>
    </style:style>
    <style:style style:name="P49" style:family="paragraph" style:parent-style-name="Standard">
      <style:paragraph-properties fo:break-before="auto" fo:break-after="auto"/>
      <style:text-properties style:text-line-through-style="none" style:text-line-through-type="none" fo:font-size="10pt" officeooo:paragraph-rsid="00165a5b" style:font-size-asian="10pt" style:font-size-complex="10pt"/>
    </style:style>
    <style:style style:name="P50" style:family="paragraph" style:parent-style-name="Standard">
      <style:paragraph-properties fo:break-before="auto" fo:break-after="auto" fo:padding="0cm" fo:border="none"/>
    </style:style>
    <style:style style:name="P51" style:family="paragraph" style:parent-style-name="Standard">
      <style:paragraph-properties fo:padding="0cm" fo:border="none"/>
    </style:style>
    <style:style style:name="P52" style:family="paragraph" style:parent-style-name="Standard">
      <style:paragraph-properties fo:break-before="auto" fo:break-after="auto" fo:padding="0cm" fo:border="none"/>
      <style:text-properties fo:font-style="italic" fo:background-color="#ffffff" style:font-style-asian="italic"/>
    </style:style>
    <style:style style:name="P53" style:family="paragraph" style:parent-style-name="Standard">
      <style:paragraph-properties fo:break-before="auto" fo:break-after="auto" fo:padding="0cm" fo:border="none"/>
      <style:text-properties style:font-name="Trebuchet MS" fo:font-size="13pt" fo:font-weight="bold" officeooo:paragraph-rsid="00165a5b" style:font-name-asian="Trebuchet MS1" style:font-size-asian="13pt" style:font-weight-asian="bold" style:font-name-complex="Trebuchet MS1" style:font-size-complex="13pt"/>
    </style:style>
    <style:style style:name="P54" style:family="paragraph" style:parent-style-name="Standard">
      <style:paragraph-properties fo:break-before="auto" fo:break-after="auto" fo:padding="0cm" fo:border="none"/>
      <style:text-properties officeooo:paragraph-rsid="00165a5b"/>
    </style:style>
    <style:style style:name="P55" style:family="paragraph" style:parent-style-name="Standard">
      <style:paragraph-properties fo:break-before="auto" fo:break-after="auto"/>
      <style:text-properties officeooo:paragraph-rsid="00165a5b"/>
    </style:style>
    <style:style style:name="P56" style:family="paragraph" style:parent-style-name="Standard">
      <style:paragraph-properties fo:padding="0cm" fo:border="none"/>
      <style:text-properties officeooo:paragraph-rsid="00165a5b"/>
    </style:style>
    <style:style style:name="P57" style:family="paragraph" style:parent-style-name="Standard">
      <style:text-properties officeooo:paragraph-rsid="00165a5b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 fo:padding="0cm" fo:border="non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 fo:break-before="auto" fo:break-after="auto" fo:padding="0cm" fo:border="none"/>
    </style:style>
    <style:style style:name="P60" style:family="paragraph" style:parent-style-name="Standard">
      <style:paragraph-properties fo:padding="0cm" fo:border="none"/>
      <style:text-properties officeooo:rsid="00165a5b" officeooo:paragraph-rsid="00165a5b"/>
    </style:style>
    <style:style style:name="P61" style:family="paragraph" style:parent-style-name="Standard" style:list-style-name="WWNum6">
      <style:paragraph-properties fo:margin-left="1.27cm" fo:margin-right="0cm" fo:text-indent="-0.635cm" style:auto-text-indent="false" fo:padding="0cm" fo:border="none"/>
      <style:text-properties officeooo:rsid="00165a5b" officeooo:paragraph-rsid="00165a5b"/>
    </style:style>
    <style:style style:name="P62" style:family="paragraph" style:parent-style-name="Subtitle">
      <style:paragraph-properties fo:keep-together="always" fo:break-before="auto" fo:break-after="auto" fo:padding="0cm" fo:border="none" fo:keep-with-next="always"/>
      <style:text-properties officeooo:paragraph-rsid="00165a5b"/>
    </style:style>
    <style:style style:name="P63" style:family="paragraph" style:parent-style-name="Subtitle">
      <style:paragraph-properties fo:break-before="auto" fo:break-after="auto" fo:padding="0cm" fo:border="none"/>
      <style:text-properties officeooo:paragraph-rsid="00165a5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fo:color="#1155cc" loext:opacity="100%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color="#1155cc" loext:opacity="100%" style:text-underline-style="solid" style:text-underline-width="auto" style:text-underline-color="font-color"/>
    </style:style>
    <style:style style:name="T5" style:family="text">
      <style:text-properties fo:font-weight="normal" style:font-weight-asian="normal"/>
    </style:style>
    <style:style style:name="T6" style:family="text">
      <style:text-properties fo:color="#0000ff" loext:opacity="100%"/>
    </style:style>
    <style:style style:name="T7" style:family="text">
      <style:text-properties fo:color="#008000" loext:opacity="100%"/>
    </style:style>
    <style:style style:name="T8" style:family="text">
      <style:text-properties fo:color="#008000" loext:opacity="100%" fo:font-size="10pt" style:font-size-asian="10pt" style:font-size-complex="10pt"/>
    </style:style>
    <style:style style:name="T9" style:family="text">
      <style:text-properties fo:color="#ff0000" loext:opacity="100%"/>
    </style:style>
    <style:style style:name="T10" style:family="text">
      <style:text-properties officeooo:rsid="00117576"/>
    </style:style>
    <style:style style:name="T11" style:family="text">
      <style:text-properties officeooo:rsid="00165a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bookmark text:name="_gdcpkp0oj11"/></text:p>
      <text:p text:style-name="P4"><text:bookmark text:name="_nu808nqksz4p"/>Taxo&amp;Map: procediment d’ingesta de dades i implementació</text:p>
      <text:p text:style-name="P3"><text:span text:style-name="T10">21</text:span>/<text:span text:style-name="T10">11</text:span>/202<text:span text:style-name="T10">3</text:span></text:p>
      <text:p text:style-name="P12"/>
      <text:p text:style-name="P53">Entorns</text:p>
      <text:p text:style-name="P63"><text:bookmark text:name="_v2bvgly4e85h"/>Desenvolupament</text:p>
      <text:p text:style-name="P54"><text:a xlink:type="simple" xlink:href="https://labs.geomatico.es/taxomap4" text:style-name="Internet_20_link" text:visited-style-name="Visited_20_Internet_20_Link">https://labs.geomatico.es/taxomap4</text:a> </text:p>
      <text:p text:style-name="P62"><text:bookmark text:name="_pp7fpklmhaco"/>Producció</text:p>
      <text:p text:style-name="P56"><text:a xlink:type="simple" xlink:href="https://taxomap.bioexplora.cat/" text:style-name="Internet_20_link" text:visited-style-name="Visited_20_Internet_20_Link"><text:span text:style-name="T4">https://taxomap.bioexplora.cat</text:span></text:a></text:p>
      <text:p text:style-name="P56"><text:span text:style-name="T4"/></text:p>
      <text:p text:style-name="P20"><text:bookmark text:name="_685kaexw3eei"/>Proveïdors de dades</text:p>
      <text:p text:style-name="P17"/>
      <text:p text:style-name="P1">Els proveïdors lliuraran les dades en Simple Darwin Core<text:span text:style-name="T2"><text:note text:id="ftn1" text:note-class="footnote"><text:note-citation>1</text:note-citation><text:note-body><text:p text:style-name="P28"><text:a xlink:type="simple" xlink:href="http://rs.tdwg.org/dwc/terms/simple/" text:style-name="Internet_20_link" text:visited-style-name="Visited_20_Internet_20_Link"><text:span text:style-name="T3">http://rs.tdwg.org/dwc/terms/simple/</text:span></text:a><text:span text:style-name="T1"> </text:span></text:p></text:note-body></text:note></text:span> expressat en format de text tabulat.<text:span text:style-name="T2"><text:note text:id="ftn2" text:note-class="footnote"><text:note-citation>2</text:note-citation><text:note-body><text:p text:style-name="P29"><text:a xlink:type="simple" xlink:href="http://rs.tdwg.org/dwc/terms/guides/text/index.htm" text:style-name="Internet_20_link" text:visited-style-name="Visited_20_Internet_20_Link"><text:span text:style-name="T3">http://rs.tdwg.org/dwc/terms/guides/text/index.htm</text:span></text:a><text:span text:style-name="T1"> </text:span></text:p></text:note-body></text:note></text:span></text:p>
      <text:p text:style-name="P1">Es pot tractar d’un fitxer CSV, Excel (.xls), OpenDocument Spreadsheet (.ods), o bé d’un Darwin Core-Archive (DwC-A).</text:p>
      <text:p text:style-name="P1">La primera fila del fitxer contindrà els noms de les columnes. Les columnes s’anomenaran amb el nomenclatura definida pels Darwin Core Terms.<text:span text:style-name="T2"><text:note text:id="ftn3" text:note-class="footnote"><text:note-citation>3</text:note-citation><text:note-body><text:p text:style-name="P30"><text:a xlink:type="simple" xlink:href="http://rs.tdwg.org/dwc/terms/" text:style-name="Internet_20_link" text:visited-style-name="Visited_20_Internet_20_Link"><text:span text:style-name="T3">http://rs.tdwg.org/dwc/terms/</text:span></text:a><text:span text:style-name="T1">. Les correspondències entre els Darwin Core Terms i les diferents versions de Darwin Core es troben a </text:span><text:a xlink:type="simple" xlink:href="http://rs.tdwg.org/dwc/terms/history/versions/" text:style-name="Internet_20_link" text:visited-style-name="Visited_20_Internet_20_Link"><text:span text:style-name="T3">http://rs.tdwg.org/dwc/terms/history/versions/</text:span></text:a><text:span text:style-name="T1">.</text:span></text:p></text:note-body></text:note></text:span> </text:p>
      <text:p text:style-name="P1"><text:span text:style-name="T5">Taxo&amp;Map accepta qualsevol camp definit per l’estàndard Darwin Core. No s’accepten camps que no estiguin definits en aquest estàndard.</text:span> </text:p>
      <text:p text:style-name="P2"><text:bookmark text:name="_1k1c2kvmnyuu"/>Camps obligatoris</text:p>
      <text:p text:style-name="P17"/>
      <text:p text:style-name="P1">Els camps mínims requerits per l’aplicació són:</text:p>
      <text:p text:style-name="P13"><text:soft-page-break/>Dades d’identificació:</text:p>
      <text:list text:style-name="WWNum6">
        <text:list-item>
          <text:p text:style-name="P34">institutionCode</text:p>
        </text:list-item>
        <text:list-item>
          <text:p text:style-name="P34">collectionCode</text:p>
        </text:list-item>
        <text:list-item>
          <text:p text:style-name="P35">catalogNumber</text:p>
        </text:list-item>
      </text:list>
      <text:p text:style-name="P1">El camp catalogNumber ha de ser únic per cada combinació de institució i col·lecció.</text:p>
      <text:p text:style-name="P13">Dades taxonòmiques:</text:p>
      <text:list text:continue-numbering="true" text:style-name="WWNum6">
        <text:list-item>
          <text:p text:style-name="P34">scientificName</text:p>
        </text:list-item>
        <text:list-item>
          <text:p text:style-name="P34">kingdom</text:p>
        </text:list-item>
        <text:list-item>
          <text:p text:style-name="P34">phylum</text:p>
        </text:list-item>
        <text:list-item>
          <text:p text:style-name="P34">class</text:p>
        </text:list-item>
        <text:list-item>
          <text:p text:style-name="P34">order</text:p>
        </text:list-item>
        <text:list-item>
          <text:p text:style-name="P34">family</text:p>
        </text:list-item>
        <text:list-item>
          <text:p text:style-name="P34">genus</text:p>
        </text:list-item>
        <text:list-item>
          <text:p text:style-name="P34">specificEpithet</text:p>
        </text:list-item>
        <text:list-item>
          <text:p text:style-name="P36">infraspecificEpithet</text:p>
        </text:list-item>
        <text:list-item>
          <text:p text:style-name="P61">GBIF backbone identifier</text:p>
        </text:list-item>
      </text:list>
      <text:p text:style-name="P60">S’estableix el GBIF Backbone (<text:a xlink:type="simple" xlink:href="https://www.gbif.org/dataset/d7dddbf4-2cf0-4f39-9b2a-bb099caae36c" text:style-name="Internet_20_link" text:visited-style-name="Visited_20_Internet_20_Link">https://www.gbif.org/dataset/d7dddbf4-2cf0-4f39-9b2a-bb099caae36c</text:a>) com a referència per a unificar les espècies dels diferents proveïdors de dades.</text:p>
      <text:p text:style-name="P60">És tasca del proveïdor proporcionar els camps taxonòmics conforme a l’estàndard Darwin-Core i conforme a la taxonomia normalitzada del backbone de GBIF. Per tal d’automatizar la taxonomia, es recomana usar aquesta eina de matching: <text:a xlink:type="simple" xlink:href="https://www.gbif.org/tools/species-lookup" text:style-name="Internet_20_link" text:visited-style-name="Visited_20_Internet_20_Link">https://www.gbif.org/tools/species-lookup</text:a> </text:p>
      <text:p text:style-name="P60">Aquesta eina retorna un llistat amb els noms de les espècies, el nom científic vàlid, el seu identificador, la classificació taxonòmica, autoria, etc. i indica si la coincidència ha estat exacta o no.</text:p>
      <text:p text:style-name="P13">Dades geogràfiques:</text:p>
      <text:list xml:id="list2693230946" text:style-name="WWNum1">
        <text:list-item>
          <text:p text:style-name="P37">decimalLatitude</text:p>
        </text:list-item>
        <text:list-item>
          <text:p text:style-name="P39">decimalLongitude</text:p>
        </text:list-item>
      </text:list>
      <text:p text:style-name="P1"><text:soft-page-break/>Si no es disposa de les dades geogràfiques serà necessari disposar de la informació de lloc completa que permeti fer una georeferenciació automàtica.</text:p>
      <text:list text:style-name="WWNum5">
        <text:list-item>
          <text:p text:style-name="P41">country o countryCode</text:p>
        </text:list-item>
        <text:list-item>
          <text:p text:style-name="P42">stateProvince + county + municipality + locality</text:p>
        </text:list-item>
      </text:list>
      <text:p text:style-name="P1">Cal tenir en compte que el camp locality només es podrà utilitzar per a la georeferenciació si conté topònims simples, però no si conté descripcions en text lliure del lloc de recol·lecció.</text:p>
      <text:p text:style-name="P14">Dades temporals:</text:p>
      <text:list text:continue-list="list2693230946" text:style-name="WWNum1">
        <text:list-item>
          <text:p text:style-name="P38">year</text:p>
        </text:list-item>
        <text:list-item>
          <text:p text:style-name="P38">month</text:p>
        </text:list-item>
        <text:list-item>
          <text:p text:style-name="P40">day</text:p>
        </text:list-item>
      </text:list>
      <text:p text:style-name="P2"><text:bookmark text:name="_sb3g0klq9g7k"/>Camps recomanables</text:p>
      <text:p text:style-name="P17"/>
      <text:p text:style-name="P1">Es recomana també proveïr com a mínim les següents dades:</text:p>
      <text:list text:style-name="WWNum2">
        <text:list-item>
          <text:p text:style-name="P43">scientificNameAuthorship</text:p>
        </text:list-item>
        <text:list-item>
          <text:p text:style-name="P43">recordedBy</text:p>
        </text:list-item>
        <text:list-item>
          <text:p text:style-name="P43">eventDate</text:p>
        </text:list-item>
        <text:list-item>
          <text:p text:style-name="P43">identifiedBy</text:p>
        </text:list-item>
        <text:list-item>
          <text:p text:style-name="P43">dateIdentified</text:p>
        </text:list-item>
        <text:list-item>
          <text:p text:style-name="P43">minimumElevationInMeters</text:p>
        </text:list-item>
        <text:list-item>
          <text:p text:style-name="P43">maximumElevationInMeters</text:p>
        </text:list-item>
        <text:list-item>
          <text:p text:style-name="P43">minimumDepthInMeters</text:p>
        </text:list-item>
        <text:list-item>
          <text:p text:style-name="P43">maximumDepthInMeters</text:p>
        </text:list-item>
        <text:list-item>
          <text:p text:style-name="P44">coordinateUncertaintyInMeters</text:p>
        </text:list-item>
      </text:list>
      <text:p text:style-name="P1"/>
      <text:p text:style-name="P21"><text:bookmark text:name="_67l5p950nrwa"/>Preparació dels fitxers d’occurències</text:p>
      <text:p text:style-name="P15">Vegeu també: Annex I: Modificacions al fitxer d’ocurrències del MZB i l’Herbari</text:p>
      <text:p text:style-name="P2"><text:bookmark text:name="_wmq2yf9up6r"/>Verificació dels noms de les columnes</text:p>
      <text:p text:style-name="P17"/>
      <text:list text:style-name="WWNum3">
        <text:list-item>
          <text:p text:style-name="P45"><text:soft-page-break/>Verificar que els noms de les columnes utilitzen la nomenclatura definida per Darwin Core Terms.</text:p>
        </text:list-item>
        <text:list-item>
          <text:p text:style-name="P45">En cas contrari caldrà adaptar-los a Darwin Core<text:span text:style-name="T2"><text:note text:id="ftn4" text:note-class="footnote"><text:note-citation>4</text:note-citation><text:note-body><text:p text:style-name="P31"><text:a xlink:type="simple" xlink:href="http://rs.tdwg.org/dwc/terms/" text:style-name="Internet_20_link" text:visited-style-name="Visited_20_Internet_20_Link"><text:span text:style-name="T3">http://rs.tdwg.org/dwc/terms/</text:span></text:a></text:p></text:note-body></text:note></text:span> segons la taula de correspondències entre les diferents versions.<text:span text:style-name="T2"><text:note text:id="ftn5" text:note-class="footnote"><text:note-citation>5</text:note-citation><text:note-body><text:p text:style-name="P32"><text:a xlink:type="simple" xlink:href="http://rs.tdwg.org/dwc/terms/history/versions/" text:style-name="Internet_20_link" text:visited-style-name="Visited_20_Internet_20_Link"><text:span text:style-name="T3">http://rs.tdwg.org/dwc/terms/history/versions/</text:span></text:a></text:p></text:note-body></text:note></text:span></text:p>
        </text:list-item>
        <text:list-item>
          <text:p text:style-name="P45">Els camps que no tinguin una correspondència directa amb Darwin Core s’eliminaran.</text:p>
        </text:list-item>
        <text:list-item>
          <text:p text:style-name="P45">Verificar que els valors de les columnes es corresponen amb el que indica l’estàndard.</text:p>
        </text:list-item>
      </text:list>
      <text:p text:style-name="P2"><text:bookmark text:name="_eql8nys7q5ev"/>Verificació dels requeriments mínims</text:p>
      <text:p text:style-name="P17"/>
      <text:list text:continue-numbering="true" text:style-name="WWNum3">
        <text:list-item>
          <text:p text:style-name="P45">Verificar que el fitxer conté els camps mínims obligatoris.</text:p>
        </text:list-item>
        <text:list-item>
          <text:p text:style-name="P45">Si s’escau, els camps institutionCode i collectionCode es poden afegir massivament previ acord amb el proveïdor.</text:p>
        </text:list-item>
        <text:list-item>
          <text:p text:style-name="P45">Verificar que el camp catalogNumber no contingui duplicats dintre d’una mateixa col·lecció.</text:p>
        </text:list-item>
        <text:list-item>
          <text:p text:style-name="P45">Verificar la correspondència entre la classificació taxonòmica i el nom científic, en particular pel que fa a la presència dels camps genus, specificEpithet i infraspecificEpithet. En cas que aquests camps no hi siguin:</text:p>
          <text:list>
            <text:list-item>
              <text:p text:style-name="P46">es pot mirar d’omplir-los automàticament separant els diferents components del nom científic</text:p>
            </text:list-item>
          </text:list>
        </text:list-item>
        <text:list-item>
          <text:p text:style-name="P45">Revisar si les ocurrències disposen de coordenades geogràfiques o de la informació mínima per obtenir-la.</text:p>
        </text:list-item>
      </text:list>
      <text:p text:style-name="P2"/>
      <text:p text:style-name="P24"><text:bookmark text:name="_q23gxap2mjy"/>Creació dels identificadors interns </text:p>
      <text:p text:style-name="P1"/>
      <text:p text:style-name="P17">Es crearan els següents identificadors per a ús exclusiu intern de l’aplicació:</text:p>
      <text:list text:style-name="WWNum4">
        <text:list-item>
          <text:p text:style-name="P47">occurrenceID: les ocurrències s’identificaran amb la Darwin Core Triplet, que té la següent sintaxi: [institutionCode]:[collectionCode]:[catalogNumber]</text:p>
          <text:list>
            <text:list-item>
              <text:p text:style-name="P48">P.e.MCNB:MCNB-Malac:MZB_2008-1246</text:p>
            </text:list-item>
          </text:list>
        </text:list-item>
      </text:list>
      <text:p text:style-name="P1"/>
      <text:p text:style-name="P52"/>
      <text:p text:style-name="P18"><text:bookmark text:name="_8sycy5w9k1a2"/>Annex I: Modificacions al fitxer d’ocurrències del MZB i l’Herbari</text:p>
      <text:p text:style-name="P8"/>
      <text:p text:style-name="P8">La següent taula resumeix les modificacions fetes al fitxer tot_utf8_original.csv. El resultat està al fitxer tot_utf8_modificat.ods.</text:p>
      <text:p text:style-name="P8"/>
      <text:p text:style-name="P8">En particular, s’han modificat els noms de les columnes per ajustar-los als termes de DarwinCore (segons <text:a xlink:type="simple" xlink:href="http://rs.tdwg.org/dwc/terms/" text:style-name="ListLabel_20_55" text:visited-style-name="ListLabel_20_55"><text:span text:style-name="T4">http://rs.tdwg.org/dwc/terms/</text:span></text:a> i <text:a xlink:type="simple" xlink:href="http://rs.tdwg.org/dwc/terms/history/versions/index.htm" text:style-name="ListLabel_20_55" text:visited-style-name="ListLabel_20_55"><text:span text:style-name="T4">http://rs.tdwg.org/dwc/terms/history/versions/index.htm</text:span></text:a>). </text:p>
      <text:p text:style-name="P8"/>
      <text:p text:style-name="P8">Tots els noms corresponents a termes de DwC s’han posat amb la primera lletra minúscula. Els canvis subsancials de nom s’han marcat en <text:span text:style-name="T6">blau</text:span>. Els camps nous en <text:span text:style-name="T7">verd</text:span>. En <text:span text:style-name="T9">vermell</text:span>, els camps a eliminar.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>Nom anterior</text:p>
          </table:table-cell>
          <table:table-cell table:style-name="Table2.B1" office:value-type="string">
            <text:p text:style-name="P7">Nom actual</text:p>
          </table:table-cell>
          <table:table-cell table:style-name="Table2.B1" office:value-type="string">
            <text:p text:style-name="P7">Observacions</text:p>
          </table:table-cell>
        </table:table-row>
        <table:table-row table:style-name="Table2.1">
          <table:table-cell table:style-name="Table2.A2" office:value-type="string">
            <text:p text:style-name="P16">DateLastModified</text:p>
          </table:table-cell>
          <table:table-cell table:style-name="Table2.B2" office:value-type="string">
            <text:p text:style-name="P16">modified</text:p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>InstitutionCode</text:p>
          </table:table-cell>
          <table:table-cell table:style-name="Table2.B2" office:value-type="string">
            <text:p text:style-name="P6">institutionCode</text:p>
          </table:table-cell>
          <table:table-cell table:style-name="Table2.B2" office:value-type="string">
            <text:p text:style-name="P6">Modificat MZB per MCNB per coherència amb el GBIF. De totes maneres, això s'haurà de modificar a l'origen de les dades.</text:p>
          </table:table-cell>
        </table:table-row>
        <table:table-row table:style-name="Table2.4">
          <table:table-cell table:style-name="Table2.A2" office:value-type="string">
            <text:p text:style-name="P6">CollectionCode</text:p>
          </table:table-cell>
          <table:table-cell table:style-name="Table2.B2" office:value-type="string">
            <text:p text:style-name="P6">collectionCode</text:p>
          </table:table-cell>
          <table:table-cell table:style-name="Table2.B2" office:value-type="string">
            <text:p text:style-name="P6">Modificats els valors. Al MZB varia segons la col·lecció. De totes maneres, això s'haurà de modificar a l'origen de les dades.</text:p>
            <text:p text:style-name="P6"/>
            <text:p text:style-name="P6">NOTA: ho he canviat per a que tinguem en compte que no ens podem fiar massa d'aquest camp!</text:p>
          </table:table-cell>
        </table:table-row>
        <table:table-row table:style-name="Table2.1">
          <table:table-cell table:style-name="Table2.A2" office:value-type="string">
            <text:p text:style-name="P6">CatalogNumber</text:p>
          </table:table-cell>
          <table:table-cell table:style-name="Table2.B2" office:value-type="string">
            <text:p text:style-name="P6">catalogNumber</text:p>
          </table:table-cell>
          <table:table-cell table:style-name="Table2.C2" office:value-type="string">
            <text:p text:style-name="P6">S’han afegit els valors del MZB que estaven a l camp SpecimenId</text:p>
          </table:table-cell>
        </table:table-row>
        <table:table-row table:style-name="Table2.1">
          <table:table-cell table:style-name="Table2.A2" office:value-type="string">
            <text:p text:style-name="P6">ScientificName</text:p>
          </table:table-cell>
          <table:table-cell table:style-name="Table2.B2" office:value-type="string">
            <text:p text:style-name="P6">scientificName</text:p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>BasisOfRecord</text:p>
          </table:table-cell>
          <table:table-cell table:style-name="Table2.B2" office:value-type="string">
            <text:p text:style-name="P6">basisOfRecord</text:p>
          </table:table-cell>
          <table:table-cell table:style-name="Table2.B2" office:value-type="string">
            <text:p text:style-name="P6">He completat registres de MZB amb “PreservedSpecimen”</text:p>
          </table:table-cell>
        </table:table-row>
        <table:table-row table:style-name="Table2.1">
          <table:table-cell table:style-name="Table2.A2" office:value-type="string">
            <text:p text:style-name="P6">Domain</text:p>
          </table:table-cell>
          <table:table-cell table:style-name="Table2.B2" office:value-type="string">
            <text:p text:style-name="P6">domain</text:p>
          </table:table-cell>
          <table:table-cell table:style-name="Table2.B2" office:value-type="string">
            <text:p text:style-name="P6">Camp propi</text:p>
          </table:table-cell>
        </table:table-row>
        <table:table-row table:style-name="Table2.1">
          <table:table-cell table:style-name="Table2.A2" office:value-type="string">
            <text:p text:style-name="P6">DomainId</text:p>
          </table:table-cell>
          <table:table-cell table:style-name="Table2.B2" office:value-type="string">
            <text:p text:style-name="P6">domainId</text:p>
          </table:table-cell>
          <table:table-cell table:style-name="Table2.B2" office:value-type="string">
            <text:p text:style-name="P6">Camp propi</text:p>
          </table:table-cell>
        </table:table-row>
        <table:table-row table:style-name="Table2.1">
          <table:table-cell table:style-name="Table2.A2" office:value-type="string">
            <text:p text:style-name="P6">Kingdom</text:p>
          </table:table-cell>
          <table:table-cell table:style-name="Table2.B2" office:value-type="string">
            <text:p text:style-name="P6">kingdom</text:p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>KingdomId</text:p>
          </table:table-cell>
          <table:table-cell table:style-name="Table2.B2" office:value-type="string">
            <text:p text:style-name="P6">kingdomId</text:p>
          </table:table-cell>
          <table:table-cell table:style-name="Table2.C2" office:value-type="string">
            <text:p text:style-name="P6">Camp propi</text:p>
          </table:table-cell>
        </table:table-row>
        <table:table-row table:style-name="Table2.1">
          <table:table-cell table:style-name="Table2.A2" office:value-type="string">
            <text:p text:style-name="P6">Phylum</text:p>
          </table:table-cell>
          <table:table-cell table:style-name="Table2.B2" office:value-type="string">
            <text:p text:style-name="P6">phylum</text:p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>PhylumId</text:p>
          </table:table-cell>
          <table:table-cell table:style-name="Table2.B2" office:value-type="string">
            <text:p text:style-name="P6">phylumId</text:p>
          </table:table-cell>
          <table:table-cell table:style-name="Table2.C2" office:value-type="string">
            <text:p text:style-name="P6">Camp propi</text:p>
          </table:table-cell>
        </table:table-row>
        <table:table-row table:style-name="Table2.1">
          <table:table-cell table:style-name="Table2.A2" office:value-type="string">
            <text:p text:style-name="P6">Class</text:p>
          </table:table-cell>
          <table:table-cell table:style-name="Table2.B2" office:value-type="string">
            <text:p text:style-name="P6">class</text:p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>ClassId</text:p>
          </table:table-cell>
          <table:table-cell table:style-name="Table2.B2" office:value-type="string">
            <text:p text:style-name="P6">classId</text:p>
          </table:table-cell>
          <table:table-cell table:style-name="Table2.C2" office:value-type="string">
            <text:p text:style-name="P6">Camp propi</text:p>
          </table:table-cell>
        </table:table-row>
        <table:table-row table:style-name="Table2.1">
          <table:table-cell table:style-name="Table2.A2" office:value-type="string">
            <text:p text:style-name="P6">Order</text:p>
          </table:table-cell>
          <table:table-cell table:style-name="Table2.B2" office:value-type="string">
            <text:p text:style-name="P6">order</text:p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>OrderId</text:p>
          </table:table-cell>
          <table:table-cell table:style-name="Table2.B2" office:value-type="string">
            <text:p text:style-name="P6">orderId</text:p>
          </table:table-cell>
          <table:table-cell table:style-name="Table2.C2" office:value-type="string">
            <text:p text:style-name="P6">Camp propi</text:p>
          </table:table-cell>
        </table:table-row>
        <text:soft-page-break/>
        <table:table-row table:style-name="Table2.1">
          <table:table-cell table:style-name="Table2.A2" office:value-type="string">
            <text:p text:style-name="P6">Family</text:p>
          </table:table-cell>
          <table:table-cell table:style-name="Table2.B2" office:value-type="string">
            <text:p text:style-name="P6">family</text:p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>FamiliyId</text:p>
          </table:table-cell>
          <table:table-cell table:style-name="Table2.B2" office:value-type="string">
            <text:p text:style-name="P6">familyId</text:p>
          </table:table-cell>
          <table:table-cell table:style-name="Table2.C2" office:value-type="string">
            <text:p text:style-name="P6">Camp propi</text:p>
          </table:table-cell>
        </table:table-row>
        <table:table-row table:style-name="Table2.1">
          <table:table-cell table:style-name="Table2.A2" office:value-type="string">
            <text:p text:style-name="P6">Genus</text:p>
          </table:table-cell>
          <table:table-cell table:style-name="Table2.B2" office:value-type="string">
            <text:p text:style-name="P6">genus</text:p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>GenusId</text:p>
          </table:table-cell>
          <table:table-cell table:style-name="Table2.B2" office:value-type="string">
            <text:p text:style-name="P6">genusId</text:p>
          </table:table-cell>
          <table:table-cell table:style-name="Table2.C2" office:value-type="string">
            <text:p text:style-name="P6">Camp propi</text:p>
          </table:table-cell>
        </table:table-row>
        <table:table-row table:style-name="Table2.1">
          <table:table-cell table:style-name="Table2.A2" office:value-type="string">
            <text:p text:style-name="P16">Species</text:p>
          </table:table-cell>
          <table:table-cell table:style-name="Table2.B2" office:value-type="string">
            <text:p text:style-name="P16">specificEpithet</text:p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>SpeciesId</text:p>
          </table:table-cell>
          <table:table-cell table:style-name="Table2.B2" office:value-type="string">
            <text:p text:style-name="P6">speciesId</text:p>
          </table:table-cell>
          <table:table-cell table:style-name="Table2.C2" office:value-type="string">
            <text:p text:style-name="P6">Camp propi</text:p>
          </table:table-cell>
        </table:table-row>
        <table:table-row table:style-name="Table2.1">
          <table:table-cell table:style-name="Table2.A2" office:value-type="string">
            <text:p text:style-name="P16">Subspecies</text:p>
          </table:table-cell>
          <table:table-cell table:style-name="Table2.B2" office:value-type="string">
            <text:p text:style-name="P16">infraspecificEpithet</text:p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>SubspeciesId</text:p>
          </table:table-cell>
          <table:table-cell table:style-name="Table2.B2" office:value-type="string">
            <text:p text:style-name="P6">subspeciesId</text:p>
          </table:table-cell>
          <table:table-cell table:style-name="Table2.C2" office:value-type="string">
            <text:p text:style-name="P6">Camp propi</text:p>
          </table:table-cell>
        </table:table-row>
        <table:table-row table:style-name="Table2.1">
          <table:table-cell table:style-name="Table2.A2" office:value-type="string">
            <text:p text:style-name="P6">CanonicalName</text:p>
          </table:table-cell>
          <table:table-cell table:style-name="Table2.B2" office:value-type="string">
            <text:p text:style-name="P6">canonicalName</text:p>
          </table:table-cell>
          <table:table-cell table:style-name="Table2.C2" office:value-type="string">
            <text:p text:style-name="P6">Camp propi: defineix l’espècie i permet fer cerques a fots externes (Wikipedia)</text:p>
          </table:table-cell>
        </table:table-row>
        <table:table-row table:style-name="Table2.1">
          <table:table-cell table:style-name="Table2.A2" office:value-type="string">
            <text:p text:style-name="P16">ScientificNameAuthor</text:p>
          </table:table-cell>
          <table:table-cell table:style-name="Table2.B2" office:value-type="string">
            <text:p text:style-name="P16">scientificNameAuthorship</text:p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>IdentifiedBy</text:p>
          </table:table-cell>
          <table:table-cell table:style-name="Table2.B2" office:value-type="string">
            <text:p text:style-name="P6">identifiedBy</text:p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9" office:value-type="string">
            <text:p text:style-name="P10"/>
          </table:table-cell>
          <table:table-cell table:style-name="Table2.B2" office:value-type="string">
            <text:p text:style-name="P10">dateIdentified</text:p>
          </table:table-cell>
          <table:table-cell table:style-name="Table2.B2" office:value-type="string">
            <text:p text:style-name="P9"><text:span text:style-name="T8">Camp nou, unió dels 3 camps següents. </text:span><text:span text:style-name="T7">=AH2 &amp; IF( ISBLANK(AI2), "", "-" &amp; IF(LEN(AI2)=1, "0","") &amp; AI2 &amp; IF( ISBLANK(AJ2), "", "-" <text:s/>&amp; IF(LEN(AJ2)=1, "0","") &amp; AJ2) )</text:span></text:p>
            <text:p text:style-name="P10">Format YYYY-MM-DD.</text:p>
            <text:p text:style-name="P10">http://en.wikipedia.org/wiki/ISO_8601#Dates</text:p>
            <text:p text:style-name="P10">Per a les cerques, es pot tractar simplement com un camp de tipus text (i no de tipus data)</text:p>
          </table:table-cell>
        </table:table-row>
        <table:table-row table:style-name="Table2.1">
          <table:table-cell table:style-name="Table2.A2" office:value-type="string">
            <text:p text:style-name="P11">YearIdentified</text:p>
          </table:table-cell>
          <table:table-cell table:style-name="Table2.C2" office:value-type="string">
            <text:p text:style-name="P11"/>
          </table:table-cell>
          <table:table-cell table:style-name="Table2.C2" office:value-type="string">
            <text:p text:style-name="P6">Eliminar</text:p>
          </table:table-cell>
        </table:table-row>
        <table:table-row table:style-name="Table2.1">
          <table:table-cell table:style-name="Table2.A2" office:value-type="string">
            <text:p text:style-name="P11">MonthIdentified</text:p>
          </table:table-cell>
          <table:table-cell table:style-name="Table2.C2" office:value-type="string">
            <text:p text:style-name="P11"/>
          </table:table-cell>
          <table:table-cell table:style-name="Table2.C2" office:value-type="string">
            <text:p text:style-name="P6">Eliminar</text:p>
          </table:table-cell>
        </table:table-row>
        <table:table-row table:style-name="Table2.1">
          <table:table-cell table:style-name="Table2.A2" office:value-type="string">
            <text:p text:style-name="P11">DayIdentified</text:p>
          </table:table-cell>
          <table:table-cell table:style-name="Table2.C2" office:value-type="string">
            <text:p text:style-name="P11"/>
          </table:table-cell>
          <table:table-cell table:style-name="Table2.C2" office:value-type="string">
            <text:p text:style-name="P6">Eliminar</text:p>
          </table:table-cell>
        </table:table-row>
        <table:table-row table:style-name="Table2.1">
          <table:table-cell table:style-name="Table2.A2" office:value-type="string">
            <text:p text:style-name="P6">TypeStatus</text:p>
          </table:table-cell>
          <table:table-cell table:style-name="Table2.B2" office:value-type="string">
            <text:p text:style-name="P6">typeStatus</text:p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16">CollectorNumber</text:p>
          </table:table-cell>
          <table:table-cell table:style-name="Table2.B2" office:value-type="string">
            <text:p text:style-name="P16">recordNumber</text:p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>FieldNumber</text:p>
          </table:table-cell>
          <table:table-cell table:style-name="Table2.B2" office:value-type="string">
            <text:p text:style-name="P6">fieldNumber</text:p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16">Collector</text:p>
          </table:table-cell>
          <table:table-cell table:style-name="Table2.B2" office:value-type="string">
            <text:p text:style-name="P16">recordedBy</text:p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9" office:value-type="string">
            <text:p text:style-name="P10"/>
          </table:table-cell>
          <table:table-cell table:style-name="Table2.B2" office:value-type="string">
            <text:p text:style-name="P10">eventDate</text:p>
          </table:table-cell>
          <table:table-cell table:style-name="Table2.B2" office:value-type="string">
            <text:p text:style-name="P9"><text:span text:style-name="T8">Camp nou format a partir dels 3 següents: </text:span><text:span text:style-name="T7">=AH2 &amp; IF( ISBLANK(AI2), "", "-" &amp; IF(LEN(AI2)=1, "0","") &amp; AI2 &amp; IF( ISBLANK(AJ2), "", "-" <text:s/>&amp; IF(LEN(AJ2)=1, "0","") &amp; AJ2) )</text:span></text:p>
            <text:p text:style-name="P10"/>
            <text:p text:style-name="P10">Format YYYY-MM-DD segons http://en.wikipedia.org/wiki/ISO_8601#Dates</text:p>
            <text:p text:style-name="P10">Per a les cerques, es pot tractar <text:soft-page-break/>simplement com un camp de tipus text (i no de tipus data)</text:p>
          </table:table-cell>
        </table:table-row>
        <table:table-row table:style-name="Table2.1">
          <table:table-cell table:style-name="Table2.A2" office:value-type="string">
            <text:p text:style-name="P16">YearCollected</text:p>
          </table:table-cell>
          <table:table-cell table:style-name="Table2.B2" office:value-type="string">
            <text:p text:style-name="P16">year</text:p>
          </table:table-cell>
          <table:table-cell table:style-name="Table2.B2" office:value-type="string">
            <text:p text:style-name="P6">És redundant respecte el camp eventDate. En cas d’interval conservar el primer any.</text:p>
          </table:table-cell>
        </table:table-row>
        <table:table-row table:style-name="Table2.1">
          <table:table-cell table:style-name="Table2.A2" office:value-type="string">
            <text:p text:style-name="P16">MonthCollected</text:p>
          </table:table-cell>
          <table:table-cell table:style-name="Table2.B2" office:value-type="string">
            <text:p text:style-name="P16">month</text:p>
          </table:table-cell>
          <table:table-cell table:style-name="Table2.B2" office:value-type="string">
            <text:p text:style-name="P6">És redundant respecte el camp eventDate. En cas d’interval conservar el primer mes.</text:p>
          </table:table-cell>
        </table:table-row>
        <table:table-row table:style-name="Table2.1">
          <table:table-cell table:style-name="Table2.A2" office:value-type="string">
            <text:p text:style-name="P16">DayCollected</text:p>
          </table:table-cell>
          <table:table-cell table:style-name="Table2.B2" office:value-type="string">
            <text:p text:style-name="P16">day</text:p>
          </table:table-cell>
          <table:table-cell table:style-name="Table2.B2" office:value-type="string">
            <text:p text:style-name="P6">És redundant respecte el camp eventDate. En cas d’interval conservar el primer dia.</text:p>
          </table:table-cell>
        </table:table-row>
        <table:table-row table:style-name="Table2.1">
          <table:table-cell table:style-name="Table2.A2" office:value-type="string">
            <text:p text:style-name="P16">Country</text:p>
          </table:table-cell>
          <table:table-cell table:style-name="Table2.B2" office:value-type="string">
            <text:p text:style-name="P16">countryCode</text:p>
          </table:table-cell>
          <table:table-cell table:style-name="Table2.B2" office:value-type="string">
            <text:p text:style-name="P6">Tot i que hi ha algun error, en general es tracta del codi, no del país</text:p>
          </table:table-cell>
        </table:table-row>
        <table:table-row table:style-name="Table2.1">
          <table:table-cell table:style-name="Table2.A2" office:value-type="string">
            <text:p text:style-name="P6">StateProvince</text:p>
          </table:table-cell>
          <table:table-cell table:style-name="Table2.B2" office:value-type="string">
            <text:p text:style-name="P6">stateProvince</text:p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>Locality</text:p>
          </table:table-cell>
          <table:table-cell table:style-name="Table2.B2" office:value-type="string">
            <text:p text:style-name="P6">locality</text:p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16">Longitude</text:p>
          </table:table-cell>
          <table:table-cell table:style-name="Table2.B2" office:value-type="string">
            <text:p text:style-name="P16">decimalLongitude</text:p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16">Latitude</text:p>
          </table:table-cell>
          <table:table-cell table:style-name="Table2.B2" office:value-type="string">
            <text:p text:style-name="P16">decimalLatitude</text:p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16">CoordinatePrecision</text:p>
          </table:table-cell>
          <table:table-cell table:style-name="Table2.B2" office:value-type="string">
            <text:p text:style-name="P16">coordinateUncertaintyInMeters</text:p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16">MinimumElevation</text:p>
          </table:table-cell>
          <table:table-cell table:style-name="Table2.B2" office:value-type="string">
            <text:p text:style-name="P16">minimumElevationInMeters</text:p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16">MaximumElevation</text:p>
          </table:table-cell>
          <table:table-cell table:style-name="Table2.B2" office:value-type="string">
            <text:p text:style-name="P16">maximumElevationInMeters</text:p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16">MinimumDepth</text:p>
          </table:table-cell>
          <table:table-cell table:style-name="Table2.B2" office:value-type="string">
            <text:p text:style-name="P16">minimumDepthInMeters</text:p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16">MaximumDepth</text:p>
          </table:table-cell>
          <table:table-cell table:style-name="Table2.B2" office:value-type="string">
            <text:p text:style-name="P16">maximumDepthInMeters</text:p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>Sex</text:p>
          </table:table-cell>
          <table:table-cell table:style-name="Table2.B2" office:value-type="string">
            <text:p text:style-name="P6">sex</text:p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16">PreparationType</text:p>
          </table:table-cell>
          <table:table-cell table:style-name="Table2.B2" office:value-type="string">
            <text:p text:style-name="P16">preparations</text:p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>IndividualCount</text:p>
          </table:table-cell>
          <table:table-cell table:style-name="Table2.B2" office:value-type="string">
            <text:p text:style-name="P6">individualCount</text:p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16">Notes</text:p>
          </table:table-cell>
          <table:table-cell table:style-name="Table2.B2" office:value-type="string">
            <text:p text:style-name="P16">occurrenceRemarks</text:p>
          </table:table-cell>
          <table:table-cell table:style-name="Table2.C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11">SpecimenId</text:p>
          </table:table-cell>
          <table:table-cell table:style-name="Table2.C2" office:value-type="string">
            <text:p text:style-name="P11"/>
          </table:table-cell>
          <table:table-cell table:style-name="Table2.B2" office:value-type="string">
            <text:p text:style-name="P6">Eliminar aquest camp. Els valors que tenia el MZB s'han posat a catalogNumber</text:p>
          </table:table-cell>
        </table:table-row>
      </table:table>
      <text:p text:style-name="P8"/>
      <text:p text:style-name="P9"/>
      <text:p text:style-name="P22"/>
      <text:p text:style-name="P23"><text:bookmark text:name="_8sycy5w9k1a2 Copy 1"/>Annex II: Instruccions SQL per unificació de diferents proveïdors </text:p>
      <text:p text:style-name="P55"/>
      <text:p text:style-name="P57">Unificar CSV i importar dades dins de PostGIS mitjançant DBeaver.</text:p>
      <text:p text:style-name="P26">/* decimal coordinates and uncertainty */</text:p>
      <text:p text:style-name="P26">update dwc_merge set decimallongitude = lon, decimallatitude=lat, coordinateuncertaintyinmeters=CAST(opencage_radius_km AS numeric) * 1000</text:p>
      <text:p text:style-name="P26">insert into mcnb_merge (select * from dwc_merge)</text:p>
      <text:p text:style-name="P26"/>
      <text:p text:style-name="P26">/* event date */</text:p>
      <text:p text:style-name="P26">UPDATE <text:s/>mcnb_merge <text:s/>SET year = 9999 WHERE left(eventdate, 4) = '' OR substring(eventdate, 6, 2) = '' OR <text:s/>substring(eventdate, 9, 2) = ''</text:p>
      <text:p text:style-name="P26"/>
      <text:p text:style-name="P26">UPDATE <text:s/>mcnb_merge <text:s/>SET year = 9999 WHERE left(eventdate, 4) LIKE '%-%' OR substring(eventdate, 6, 2) LIKE '%-%' OR <text:s/>substring(eventdate, 9, 2) LIKE '%-%'</text:p>
      <text:p text:style-name="P26"/>
      <text:p text:style-name="P26">UPDATE <text:s/>mcnb_merge <text:s/>SET year = 9999 WHERE left(eventdate, 4) LIKE '%/%' OR substring(eventdate, 6, 2) LIKE '%/%' OR <text:s/>substring(eventdate, 9, 2) LIKE '%/%'</text:p>
      <text:p text:style-name="P26"/>
      <text:p text:style-name="P26">UPDATE <text:s/>mcnb_merge <text:s/>SET year = CAST(left(eventdate, 4) AS integer), <text:s/>month = CAST(substring(eventdate, 6, 2) AS integer), <text:s/>day = CAST(substring(eventdate, 9, 2) AS integer) WHERE year IS NULL</text:p>
      <text:p text:style-name="P26"/>
      <text:p text:style-name="P26">UPDATE <text:s/>mcnb_merge <text:s/>SET year = NULL WHERE year = 9999</text:p>
      <text:p text:style-name="P26"/>
      <text:p text:style-name="P26">/* geometries */</text:p>
      <text:p text:style-name="P26">UPDATE mcnb_prod SET geom = ST_SetSRID(ST_MakePoint(decimallongitude, decimallatitude),4326);</text:p>
      <text:p text:style-name="P26"><text:soft-page-break/>--i recarregar feature type a geoserver!</text:p>
      <text:p text:style-name="P26"/>
      <text:p text:style-name="P26">/* eliminar ocurrències sense camps taxonòmics obligatoris */</text:p>
      <text:p text:style-name="P26">UPDATE mcnb_prod SET domain = 'Eukaryota'</text:p>
      <text:p text:style-name="P26">UPDATE mcnb_prod SET kingdom='Animalia' WHERE kingdom = 'Animalia '</text:p>
      <text:p text:style-name="P26">DELETE FROM mcnb_prod WHERE phylum IS NULL</text:p>
      <text:p text:style-name="P55"/>
      <text:p text:style-name="P26">/* trim: eliminar espais en blanc */</text:p>
      <text:p text:style-name="P26">update mcnb_prod set phylum = trim(phylum)</text:p>
      <text:p text:style-name="P26">update mcnb_prod set class = trim(class)</text:p>
      <text:p text:style-name="P26">update mcnb_prod set class = trim(class)</text:p>
      <text:p text:style-name="P26">update mcnb_prod set _order = trim(_order)</text:p>
      <text:p text:style-name="P26">update mcnb_prod set family = trim(family)</text:p>
      <text:p text:style-name="P26">update mcnb_prod set genus = trim(genus)</text:p>
      <text:p text:style-name="P26">update mcnb_prod set species = trim(species)</text:p>
      <text:p text:style-name="P26">update mcnb_prod set subspecies = trim(subspecies)</text:p>
      <text:p text:style-name="P26"/>
      <text:p text:style-name="P26">/* uniformitzar institutioncode i basisofrecord */</text:p>
      <text:p text:style-name="P49">update mcnb_prod set institutioncode= 'Museu Valencià d''Història Natural' where institutioncode='MVHN'</text:p>
      <text:p text:style-name="P49">update mcnb_prod set institutioncode= 'Universitat de Barcelona' where institutioncode='FEHM-UB'</text:p>
      <text:p text:style-name="P49">update mcnb_prod set institutioncode= 'Museu Ciències Naturals Barcelona' where institutioncode='MCNB'</text:p>
      <text:p text:style-name="P49">update mcnb_prod set basisofrecord= 'Fossil/Fòssil/Fósil' where basisofrecord='FossilSpecimen'</text:p>
      <text:p text:style-name="P49">update mcnb_prod set basisofrecord= 'Non-fossil/No fòssil/No fósil' where basisofrecord='HumanObservation' OR basisofrecord='PreservedSpecimen'</text:p>
      <text:p text:style-name="P26"><text:soft-page-break/></text:p>
      <text:p text:style-name="P26">/* errors UB */</text:p>
      <text:p text:style-name="P26">update mcnb_prod set lon=decimallatitude where institutioncode='Universitat de Barcelona'</text:p>
      <text:p text:style-name="P26">update mcnb_prod set decimallatitude=decimallongitude WHERE institutioncode='Universitat de Barcelona'</text:p>
      <text:p text:style-name="P26"/>
      <text:p text:style-name="P26">/* generar ids taxonomics */</text:p>
      <text:p text:style-name="P26">UPDATE mcnb_prod SET species = genus || ' ' <text:s/>|| specificepithet WHERE genus IS NOT NULL</text:p>
      <text:p text:style-name="P26">UPDATE mcnb_prod SET subspecies = genus || ' ' <text:s/>|| specificepithet || ' ' <text:s/>|| infraspecificepithet WHERE species IS NOT NULL</text:p>
      <text:p text:style-name="P26">/* indexar */</text:p>
      <text:p text:style-name="P27">CREATE INDEX mcnb_prod_idx <text:s/>ON mcnb_prod <text:s/>USING GIST (geom)</text:p>
      <text:p text:style-name="P27">/<text:span text:style-name="T11">* camps temporals */</text:span></text:p>
      <text:p text:style-name="P27">Aquests tres camps han de ser numèrics. En cas que es disposi només del camp eventDate sota el format ‘yyyy/mm/dd’, cal crear els camps year, month i day com a string i editar-los amb comandes SQL:</text:p>
      <text:p text:style-name="P27">UPDATE <text:s/>mcnb_prod_sql <text:s/>SET year = left(eventdate, 4), <text:s/>month = substring(eventdate, 6, 2), <text:s/>day = substring(eventdate, 9, 2) <text:s/>WHERE institutioncode='Museu Ciències Naturals Barcelona'</text:p>
      <text:p text:style-name="P27">Molt sovint la instrucció anterior pot fallar perquè no pot fer el CAST degut a errors. Es recomana:</text:p>
      <text:p text:style-name="P27">UPDATE <text:s/>mcnb_merge <text:s/>SET year = 9999 WHERE left(eventdate, 4) = '' OR substring(eventdate, 6, 2) = '' OR <text:s/>substring(eventdate, 9, 2) = ''</text:p>
      <text:p text:style-name="P27">UPDATE <text:s/>mcnb_merge <text:s/>SET year = 9999 WHERE left(eventdate, 4) LIKE '%-%' OR substring(eventdate, 6, 2) LIKE '%-%' OR <text:s/>substring(eventdate, 9, 2) LIKE '%-%'</text:p>
      <text:p text:style-name="P27">UPDATE <text:s/>mcnb_merge <text:s/>SET year = 9999 WHERE left(eventdate, 4) LIKE '%/%' OR substring(eventdate, 6, 2) LIKE '%/%' OR <text:s/>substring(eventdate, 9, 2) LIKE '%/%'</text:p>
      <text:p text:style-name="P27">UPDATE <text:s/>mcnb_merge <text:s/>SET year = CAST(left(eventdate, 4) AS integer), <text:s/>month = CAST(substring(eventdate, 6, 2) AS integer), <text:s/>day = CAST(substring(eventdate, 9, 2) AS integer) WHERE year IS NULL</text:p>
      <text:p text:style-name="P27"><text:soft-page-break/>UPDATE <text:s/>mcnb_merge <text:s/>SET year = NULL WHERE year = 9999</text:p>
      <text:p text:style-name="P27">/<text:span text:style-name="T11">*identificadors interns */</text:span></text:p>
      <text:p text:style-name="P54">UPDATE mcnb_prod SET occurrenceid=institutioncode || ':' || collectioncode || ':' || catalognumber WHERE occurrenceid IS NUL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roman" style:font-pitch="variable"/>
    <style:font-face style:name="Source Code Pro1" svg:font-family="'Source Code Pro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style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style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style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5" style:display-name="ListLabel 55" style:family="text">
      <style:text-properties fo:color="#1155cc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3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  <dc:date>2023-11-23T11:30:29.365965244</dc:date>
    <meta:editing-duration>PT4H33M8S</meta:editing-duration>
    <meta:editing-cycles>6</meta:editing-cycles>
    <meta:document-statistic meta:table-count="1" meta:image-count="0" meta:object-count="0" meta:page-count="11" meta:paragraph-count="271" meta:word-count="1651" meta:character-count="12038" meta:non-whitespace-character-count="10650"/>
  </office:meta>
</office:document-meta>
</file>